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2">[contact.afnor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contact.title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17T10:52:38.527647424</dc:date>
    <meta:editing-duration>PT4M46S</meta:editing-duration>
    <meta:editing-cycles>10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789" meta:non-whitespace-character-count="696"/>
  </office:meta>
</office:document-meta>
</file>